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6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RAM_only_aver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s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70022" calcext:value-type="float">
            <text:p>1.570022</text:p>
          </table:table-cell>
          <table:table-cell office:value-type="float" office:value="1.388365" calcext:value-type="float">
            <text:p>1.388365</text:p>
          </table:table-cell>
          <table:table-cell office:value-type="float" office:value="0.181656" calcext:value-type="float">
            <text:p>0.181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2167" calcext:value-type="float">
            <text:p>0.972167</text:p>
          </table:table-cell>
          <table:table-cell office:value-type="float" office:value="0.87496" calcext:value-type="float">
            <text:p>0.87496</text:p>
          </table:table-cell>
          <table:table-cell office:value-type="float" office:value="0.097207" calcext:value-type="float">
            <text:p>0.097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205" calcext:value-type="float">
            <text:p>0.77205</text:p>
          </table:table-cell>
          <table:table-cell office:value-type="float" office:value="0.705627" calcext:value-type="float">
            <text:p>0.705627</text:p>
          </table:table-cell>
          <table:table-cell office:value-type="float" office:value="0.066424" calcext:value-type="float">
            <text:p>0.066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2922" calcext:value-type="float">
            <text:p>0.622922</text:p>
          </table:table-cell>
          <table:table-cell office:value-type="float" office:value="0.572413" calcext:value-type="float">
            <text:p>0.572413</text:p>
          </table:table-cell>
          <table:table-cell office:value-type="float" office:value="0.050509" calcext:value-type="float">
            <text:p>0.050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184" calcext:value-type="float">
            <text:p>0.64184</text:p>
          </table:table-cell>
          <table:table-cell office:value-type="float" office:value="0.600878" calcext:value-type="float">
            <text:p>0.600878</text:p>
          </table:table-cell>
          <table:table-cell office:value-type="float" office:value="0.040961" calcext:value-type="float">
            <text:p>0.0409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7995" calcext:value-type="float">
            <text:p>0.617995</text:p>
          </table:table-cell>
          <table:table-cell office:value-type="float" office:value="0.582663" calcext:value-type="float">
            <text:p>0.582663</text:p>
          </table:table-cell>
          <table:table-cell office:value-type="float" office:value="0.035332" calcext:value-type="float">
            <text:p>0.035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77592" calcext:value-type="float">
            <text:p>0.477592</text:p>
          </table:table-cell>
          <table:table-cell office:value-type="float" office:value="0.446622" calcext:value-type="float">
            <text:p>0.446622</text:p>
          </table:table-cell>
          <table:table-cell office:value-type="float" office:value="0.030969" calcext:value-type="float">
            <text:p>0.0309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1713" calcext:value-type="float">
            <text:p>0.481713</text:p>
          </table:table-cell>
          <table:table-cell office:value-type="float" office:value="0.45381" calcext:value-type="float">
            <text:p>0.45381</text:p>
          </table:table-cell>
          <table:table-cell office:value-type="float" office:value="0.027903" calcext:value-type="float">
            <text:p>0.0279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8808" calcext:value-type="float">
            <text:p>0.468808</text:p>
          </table:table-cell>
          <table:table-cell office:value-type="float" office:value="0.442863" calcext:value-type="float">
            <text:p>0.442863</text:p>
          </table:table-cell>
          <table:table-cell office:value-type="float" office:value="0.025945" calcext:value-type="float">
            <text:p>0.025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5874" calcext:value-type="float">
            <text:p>0.535874</text:p>
          </table:table-cell>
          <table:table-cell office:value-type="float" office:value="0.511583" calcext:value-type="float">
            <text:p>0.511583</text:p>
          </table:table-cell>
          <table:table-cell office:value-type="float" office:value="0.02429" calcext:value-type="float">
            <text:p>0.02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8834" calcext:value-type="float">
            <text:p>0.458834</text:p>
          </table:table-cell>
          <table:table-cell office:value-type="float" office:value="0.435836" calcext:value-type="float">
            <text:p>0.435836</text:p>
          </table:table-cell>
          <table:table-cell office:value-type="float" office:value="0.022998" calcext:value-type="float">
            <text:p>0.0229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49362" calcext:value-type="float">
            <text:p>0.449362</text:p>
          </table:table-cell>
          <table:table-cell office:value-type="float" office:value="0.427155" calcext:value-type="float">
            <text:p>0.427155</text:p>
          </table:table-cell>
          <table:table-cell office:value-type="float" office:value="0.022207" calcext:value-type="float">
            <text:p>0.0222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1471" calcext:value-type="float">
            <text:p>0.451471</text:p>
          </table:table-cell>
          <table:table-cell office:value-type="float" office:value="0.429809" calcext:value-type="float">
            <text:p>0.429809</text:p>
          </table:table-cell>
          <table:table-cell office:value-type="float" office:value="0.021661" calcext:value-type="float">
            <text:p>0.0216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219" calcext:value-type="float">
            <text:p>0.366219</text:p>
          </table:table-cell>
          <table:table-cell office:value-type="float" office:value="0.345354" calcext:value-type="float">
            <text:p>0.345354</text:p>
          </table:table-cell>
          <table:table-cell office:value-type="float" office:value="0.020865" calcext:value-type="float">
            <text:p>0.0208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9831" calcext:value-type="float">
            <text:p>0.439831</text:p>
          </table:table-cell>
          <table:table-cell office:value-type="float" office:value="0.419749" calcext:value-type="float">
            <text:p>0.419749</text:p>
          </table:table-cell>
          <table:table-cell office:value-type="float" office:value="0.020082" calcext:value-type="float">
            <text:p>0.0200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8423" calcext:value-type="float">
            <text:p>0.418423</text:p>
          </table:table-cell>
          <table:table-cell office:value-type="float" office:value="0.398697" calcext:value-type="float">
            <text:p>0.398697</text:p>
          </table:table-cell>
          <table:table-cell office:value-type="float" office:value="0.019726" calcext:value-type="float">
            <text:p>0.019726</text:p>
          </table:table-cell>
        </table:table-row>
      </table:table>
      <table:table table:name="performance_result" table:style-name="ta1"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42567" calcext:value-type="float">
            <text:p>1.44256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443584" calcext:value-type="float">
            <text:p>1.443584</text:p>
          </table:table-cell>
          <table:table-cell office:value-type="float" office:value="0.943711" calcext:value-type="float">
            <text:p>0.943711</text:p>
          </table:table-cell>
          <table:table-cell office:value-type="float" office:value="0.261974" calcext:value-type="float">
            <text:p>0.261974</text:p>
          </table:table-cell>
          <table:table-cell office:value-type="float" office:value="0.237643" calcext:value-type="float">
            <text:p>0.237643</text:p>
          </table:table-cell>
          <table:table-cell office:value-type="float" office:value="1.443703" calcext:value-type="float">
            <text:p>1.4437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85948" calcext:value-type="float">
            <text:p>1.485948</text:p>
          </table:table-cell>
          <table:table-cell office:value-type="float" office:value="0.00006" calcext:value-type="float">
            <text:p>6E-05</text:p>
          </table:table-cell>
          <table:table-cell office:value-type="float" office:value="1.486488" calcext:value-type="float">
            <text:p>1.486488</text:p>
          </table:table-cell>
          <table:table-cell office:value-type="float" office:value="1.224224" calcext:value-type="float">
            <text:p>1.224224</text:p>
          </table:table-cell>
          <table:table-cell office:value-type="float" office:value="0.138169" calcext:value-type="float">
            <text:p>0.138169</text:p>
          </table:table-cell>
          <table:table-cell office:value-type="float" office:value="0.123661" calcext:value-type="float">
            <text:p>0.123661</text:p>
          </table:table-cell>
          <table:table-cell office:value-type="float" office:value="1.486611" calcext:value-type="float">
            <text:p>1.4866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69699" calcext:value-type="float">
            <text:p>1.469699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1.470059" calcext:value-type="float">
            <text:p>1.470059</text:p>
          </table:table-cell>
          <table:table-cell office:value-type="float" office:value="1.291797" calcext:value-type="float">
            <text:p>1.291797</text:p>
          </table:table-cell>
          <table:table-cell office:value-type="float" office:value="0.095337" calcext:value-type="float">
            <text:p>0.095337</text:p>
          </table:table-cell>
          <table:table-cell office:value-type="float" office:value="0.082428" calcext:value-type="float">
            <text:p>0.082428</text:p>
          </table:table-cell>
          <table:table-cell office:value-type="float" office:value="1.470182" calcext:value-type="float">
            <text:p>1.470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66425" calcext:value-type="float">
            <text:p>1.46642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1.466702" calcext:value-type="float">
            <text:p>1.466702</text:p>
          </table:table-cell>
          <table:table-cell office:value-type="float" office:value="1.332062" calcext:value-type="float">
            <text:p>1.332062</text:p>
          </table:table-cell>
          <table:table-cell office:value-type="float" office:value="0.071559" calcext:value-type="float">
            <text:p>0.071559</text:p>
          </table:table-cell>
          <table:table-cell office:value-type="float" office:value="0.062504" calcext:value-type="float">
            <text:p>0.062504</text:p>
          </table:table-cell>
          <table:table-cell office:value-type="float" office:value="1.466821" calcext:value-type="float">
            <text:p>1.466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480897" calcext:value-type="float">
            <text:p>1.480897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1.481126" calcext:value-type="float">
            <text:p>1.481126</text:p>
          </table:table-cell>
          <table:table-cell office:value-type="float" office:value="1.369939" calcext:value-type="float">
            <text:p>1.369939</text:p>
          </table:table-cell>
          <table:table-cell office:value-type="float" office:value="0.059181" calcext:value-type="float">
            <text:p>0.059181</text:p>
          </table:table-cell>
          <table:table-cell office:value-type="float" office:value="0.051318" calcext:value-type="float">
            <text:p>0.051318</text:p>
          </table:table-cell>
          <table:table-cell office:value-type="float" office:value="1.481245" calcext:value-type="float">
            <text:p>1.4812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521873" calcext:value-type="float">
            <text:p>1.52187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522069" calcext:value-type="float">
            <text:p>1.522069</text:p>
          </table:table-cell>
          <table:table-cell office:value-type="float" office:value="1.42544" calcext:value-type="float">
            <text:p>1.42544</text:p>
          </table:table-cell>
          <table:table-cell office:value-type="float" office:value="0.051409" calcext:value-type="float">
            <text:p>0.051409</text:p>
          </table:table-cell>
          <table:table-cell office:value-type="float" office:value="0.044412" calcext:value-type="float">
            <text:p>0.044412</text:p>
          </table:table-cell>
          <table:table-cell office:value-type="float" office:value="1.522181" calcext:value-type="float">
            <text:p>1.5221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576656" calcext:value-type="float">
            <text:p>1.576656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1.576831" calcext:value-type="float">
            <text:p>1.576831</text:p>
          </table:table-cell>
          <table:table-cell office:value-type="float" office:value="1.489761" calcext:value-type="float">
            <text:p>1.489761</text:p>
          </table:table-cell>
          <table:table-cell office:value-type="float" office:value="0.045916" calcext:value-type="float">
            <text:p>0.045916</text:p>
          </table:table-cell>
          <table:table-cell office:value-type="float" office:value="0.040215" calcext:value-type="float">
            <text:p>0.040215</text:p>
          </table:table-cell>
          <table:table-cell office:value-type="float" office:value="1.576947" calcext:value-type="float">
            <text:p>1.5769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583264" calcext:value-type="float">
            <text:p>1.583264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1.583423" calcext:value-type="float">
            <text:p>1.583423</text:p>
          </table:table-cell>
          <table:table-cell office:value-type="float" office:value="1.505889" calcext:value-type="float">
            <text:p>1.505889</text:p>
          </table:table-cell>
          <table:table-cell office:value-type="float" office:value="0.040643" calcext:value-type="float">
            <text:p>0.040643</text:p>
          </table:table-cell>
          <table:table-cell office:value-type="float" office:value="0.035829" calcext:value-type="float">
            <text:p>0.035829</text:p>
          </table:table-cell>
          <table:table-cell office:value-type="float" office:value="1.583539" calcext:value-type="float">
            <text:p>1.583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583053" calcext:value-type="float">
            <text:p>1.583053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1.583196" calcext:value-type="float">
            <text:p>1.583196</text:p>
          </table:table-cell>
          <table:table-cell office:value-type="float" office:value="1.512827" calcext:value-type="float">
            <text:p>1.512827</text:p>
          </table:table-cell>
          <table:table-cell office:value-type="float" office:value="0.036676" calcext:value-type="float">
            <text:p>0.036676</text:p>
          </table:table-cell>
          <table:table-cell office:value-type="float" office:value="0.032523" calcext:value-type="float">
            <text:p>0.032523</text:p>
          </table:table-cell>
          <table:table-cell office:value-type="float" office:value="1.583319" calcext:value-type="float">
            <text:p>1.5833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43694" calcext:value-type="float">
            <text:p>1.643694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1.64383" calcext:value-type="float">
            <text:p>1.64383</text:p>
          </table:table-cell>
          <table:table-cell office:value-type="float" office:value="1.575396" calcext:value-type="float">
            <text:p>1.575396</text:p>
          </table:table-cell>
          <table:table-cell office:value-type="float" office:value="0.035307" calcext:value-type="float">
            <text:p>0.035307</text:p>
          </table:table-cell>
          <table:table-cell office:value-type="float" office:value="0.031793" calcext:value-type="float">
            <text:p>0.031793</text:p>
          </table:table-cell>
          <table:table-cell office:value-type="float" office:value="1.643943" calcext:value-type="float">
            <text:p>1.6439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652674" calcext:value-type="float">
            <text:p>1.65267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652803" calcext:value-type="float">
            <text:p>1.652803</text:p>
          </table:table-cell>
          <table:table-cell office:value-type="float" office:value="1.589051" calcext:value-type="float">
            <text:p>1.589051</text:p>
          </table:table-cell>
          <table:table-cell office:value-type="float" office:value="0.032651" calcext:value-type="float">
            <text:p>0.032651</text:p>
          </table:table-cell>
          <table:table-cell office:value-type="float" office:value="0.029658" calcext:value-type="float">
            <text:p>0.029658</text:p>
          </table:table-cell>
          <table:table-cell office:value-type="float" office:value="1.652927" calcext:value-type="float">
            <text:p>1.6529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71987" calcext:value-type="float">
            <text:p>1.71987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1.719994" calcext:value-type="float">
            <text:p>1.719994</text:p>
          </table:table-cell>
          <table:table-cell office:value-type="float" office:value="1.657742" calcext:value-type="float">
            <text:p>1.657742</text:p>
          </table:table-cell>
          <table:table-cell office:value-type="float" office:value="0.031681" calcext:value-type="float">
            <text:p>0.031681</text:p>
          </table:table-cell>
          <table:table-cell office:value-type="float" office:value="0.028965" calcext:value-type="float">
            <text:p>0.028965</text:p>
          </table:table-cell>
          <table:table-cell office:value-type="float" office:value="1.720107" calcext:value-type="float">
            <text:p>1.720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719707" calcext:value-type="float">
            <text:p>1.719707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1.719824" calcext:value-type="float">
            <text:p>1.719824</text:p>
          </table:table-cell>
          <table:table-cell office:value-type="float" office:value="1.661066" calcext:value-type="float">
            <text:p>1.661066</text:p>
          </table:table-cell>
          <table:table-cell office:value-type="float" office:value="0.029609" calcext:value-type="float">
            <text:p>0.029609</text:p>
          </table:table-cell>
          <table:table-cell office:value-type="float" office:value="0.027386" calcext:value-type="float">
            <text:p>0.027386</text:p>
          </table:table-cell>
          <table:table-cell office:value-type="float" office:value="1.719941" calcext:value-type="float">
            <text:p>1.719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718438" calcext:value-type="float">
            <text:p>1.718438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1.71855" calcext:value-type="float">
            <text:p>1.71855</text:p>
          </table:table-cell>
          <table:table-cell office:value-type="float" office:value="1.662417" calcext:value-type="float">
            <text:p>1.662417</text:p>
          </table:table-cell>
          <table:table-cell office:value-type="float" office:value="0.028143" calcext:value-type="float">
            <text:p>0.028143</text:p>
          </table:table-cell>
          <table:table-cell office:value-type="float" office:value="0.026108" calcext:value-type="float">
            <text:p>0.026108</text:p>
          </table:table-cell>
          <table:table-cell office:value-type="float" office:value="1.718673" calcext:value-type="float">
            <text:p>1.718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701408" calcext:value-type="float">
            <text:p>1.701408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1.701516" calcext:value-type="float">
            <text:p>1.701516</text:p>
          </table:table-cell>
          <table:table-cell office:value-type="float" office:value="1.647548" calcext:value-type="float">
            <text:p>1.647548</text:p>
          </table:table-cell>
          <table:table-cell office:value-type="float" office:value="0.026795" calcext:value-type="float">
            <text:p>0.026795</text:p>
          </table:table-cell>
          <table:table-cell office:value-type="float" office:value="0.0249" calcext:value-type="float">
            <text:p>0.0249</text:p>
          </table:table-cell>
          <table:table-cell office:value-type="float" office:value="1.701639" calcext:value-type="float">
            <text:p>1.7016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81299" calcext:value-type="float">
            <text:p>0.881299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882342" calcext:value-type="float">
            <text:p>0.882342</text:p>
          </table:table-cell>
          <table:table-cell office:value-type="float" office:value="0.368541" calcext:value-type="float">
            <text:p>0.368541</text:p>
          </table:table-cell>
          <table:table-cell office:value-type="float" office:value="0.269143" calcext:value-type="float">
            <text:p>0.269143</text:p>
          </table:table-cell>
          <table:table-cell office:value-type="float" office:value="0.244366" calcext:value-type="float">
            <text:p>0.244366</text:p>
          </table:table-cell>
          <table:table-cell office:value-type="float" office:value="0.882464" calcext:value-type="float">
            <text:p>0.882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82718" calcext:value-type="float">
            <text:p>0.88271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883256" calcext:value-type="float">
            <text:p>0.883256</text:p>
          </table:table-cell>
          <table:table-cell office:value-type="float" office:value="0.620722" calcext:value-type="float">
            <text:p>0.620722</text:p>
          </table:table-cell>
          <table:table-cell office:value-type="float" office:value="0.138088" calcext:value-type="float">
            <text:p>0.138088</text:p>
          </table:table-cell>
          <table:table-cell office:value-type="float" office:value="0.123953" calcext:value-type="float">
            <text:p>0.123953</text:p>
          </table:table-cell>
          <table:table-cell office:value-type="float" office:value="0.883378" calcext:value-type="float">
            <text:p>0.8833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76023" calcext:value-type="float">
            <text:p>0.876023</text:p>
          </table:table-cell>
          <table:table-cell office:value-type="float" office:value="0.001694" calcext:value-type="float">
            <text:p>0.001694</text:p>
          </table:table-cell>
          <table:table-cell office:value-type="float" office:value="0.876388" calcext:value-type="float">
            <text:p>0.876388</text:p>
          </table:table-cell>
          <table:table-cell office:value-type="float" office:value="0.696428" calcext:value-type="float">
            <text:p>0.696428</text:p>
          </table:table-cell>
          <table:table-cell office:value-type="float" office:value="0.095981" calcext:value-type="float">
            <text:p>0.095981</text:p>
          </table:table-cell>
          <table:table-cell office:value-type="float" office:value="0.083462" calcext:value-type="float">
            <text:p>0.083462</text:p>
          </table:table-cell>
          <table:table-cell office:value-type="float" office:value="0.87651" calcext:value-type="float">
            <text:p>0.87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8154" calcext:value-type="float">
            <text:p>0.88154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744822" calcext:value-type="float">
            <text:p>0.744822</text:p>
          </table:table-cell>
          <table:table-cell office:value-type="float" office:value="0.072601" calcext:value-type="float">
            <text:p>0.072601</text:p>
          </table:table-cell>
          <table:table-cell office:value-type="float" office:value="0.063798" calcext:value-type="float">
            <text:p>0.063798</text:p>
          </table:table-cell>
          <table:table-cell office:value-type="float" office:value="0.881945" calcext:value-type="float">
            <text:p>0.8819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90003" calcext:value-type="float">
            <text:p>0.890003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890232" calcext:value-type="float">
            <text:p>0.890232</text:p>
          </table:table-cell>
          <table:table-cell office:value-type="float" office:value="0.777917" calcext:value-type="float">
            <text:p>0.777917</text:p>
          </table:table-cell>
          <table:table-cell office:value-type="float" office:value="0.059699" calcext:value-type="float">
            <text:p>0.059699</text:p>
          </table:table-cell>
          <table:table-cell office:value-type="float" office:value="0.051904" calcext:value-type="float">
            <text:p>0.051904</text:p>
          </table:table-cell>
          <table:table-cell office:value-type="float" office:value="0.890344" calcext:value-type="float">
            <text:p>0.890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935155" calcext:value-type="float">
            <text:p>0.935155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935358" calcext:value-type="float">
            <text:p>0.935358</text:p>
          </table:table-cell>
          <table:table-cell office:value-type="float" office:value="0.834837" calcext:value-type="float">
            <text:p>0.834837</text:p>
          </table:table-cell>
          <table:table-cell office:value-type="float" office:value="0.053038" calcext:value-type="float">
            <text:p>0.053038</text:p>
          </table:table-cell>
          <table:table-cell office:value-type="float" office:value="0.046269" calcext:value-type="float">
            <text:p>0.046269</text:p>
          </table:table-cell>
          <table:table-cell office:value-type="float" office:value="0.93547" calcext:value-type="float">
            <text:p>0.935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941171" calcext:value-type="float">
            <text:p>0.941171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941353" calcext:value-type="float">
            <text:p>0.941353</text:p>
          </table:table-cell>
          <table:table-cell office:value-type="float" office:value="0.853623" calcext:value-type="float">
            <text:p>0.853623</text:p>
          </table:table-cell>
          <table:table-cell office:value-type="float" office:value="0.046243" calcext:value-type="float">
            <text:p>0.046243</text:p>
          </table:table-cell>
          <table:table-cell office:value-type="float" office:value="0.040511" calcext:value-type="float">
            <text:p>0.040511</text:p>
          </table:table-cell>
          <table:table-cell office:value-type="float" office:value="0.941466" calcext:value-type="float">
            <text:p>0.9414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46764" calcext:value-type="float">
            <text:p>0.94676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946925" calcext:value-type="float">
            <text:p>0.946925</text:p>
          </table:table-cell>
          <table:table-cell office:value-type="float" office:value="0.868814" calcext:value-type="float">
            <text:p>0.868814</text:p>
          </table:table-cell>
          <table:table-cell office:value-type="float" office:value="0.040842" calcext:value-type="float">
            <text:p>0.040842</text:p>
          </table:table-cell>
          <table:table-cell office:value-type="float" office:value="0.036184" calcext:value-type="float">
            <text:p>0.036184</text:p>
          </table:table-cell>
          <table:table-cell office:value-type="float" office:value="0.947036" calcext:value-type="float">
            <text:p>0.9470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69591" calcext:value-type="float">
            <text:p>0.969591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969742" calcext:value-type="float">
            <text:p>0.969742</text:p>
          </table:table-cell>
          <table:table-cell office:value-type="float" office:value="0.896418" calcext:value-type="float">
            <text:p>0.896418</text:p>
          </table:table-cell>
          <table:table-cell office:value-type="float" office:value="0.038463" calcext:value-type="float">
            <text:p>0.038463</text:p>
          </table:table-cell>
          <table:table-cell office:value-type="float" office:value="0.033634" calcext:value-type="float">
            <text:p>0.033634</text:p>
          </table:table-cell>
          <table:table-cell office:value-type="float" office:value="0.96985" calcext:value-type="float">
            <text:p>0.969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007314" calcext:value-type="float">
            <text:p>1.00731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007455" calcext:value-type="float">
            <text:p>1.007455</text:p>
          </table:table-cell>
          <table:table-cell office:value-type="float" office:value="0.937732" calcext:value-type="float">
            <text:p>0.937732</text:p>
          </table:table-cell>
          <table:table-cell office:value-type="float" office:value="0.036207" calcext:value-type="float">
            <text:p>0.036207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1.007577" calcext:value-type="float">
            <text:p>1.0075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025397" calcext:value-type="float">
            <text:p>1.02539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1.02553" calcext:value-type="float">
            <text:p>1.02553</text:p>
          </table:table-cell>
          <table:table-cell office:value-type="float" office:value="0.959699" calcext:value-type="float">
            <text:p>0.959699</text:p>
          </table:table-cell>
          <table:table-cell office:value-type="float" office:value="0.03383" calcext:value-type="float">
            <text:p>0.03383</text:p>
          </table:table-cell>
          <table:table-cell office:value-type="float" office:value="0.030502" calcext:value-type="float">
            <text:p>0.030502</text:p>
          </table:table-cell>
          <table:table-cell office:value-type="float" office:value="1.025653" calcext:value-type="float">
            <text:p>1.0256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025098" calcext:value-type="float">
            <text:p>1.025098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1.025218" calcext:value-type="float">
            <text:p>1.025218</text:p>
          </table:table-cell>
          <table:table-cell office:value-type="float" office:value="0.963774" calcext:value-type="float">
            <text:p>0.963774</text:p>
          </table:table-cell>
          <table:table-cell office:value-type="float" office:value="0.031277" calcext:value-type="float">
            <text:p>0.031277</text:p>
          </table:table-cell>
          <table:table-cell office:value-type="float" office:value="0.028541" calcext:value-type="float">
            <text:p>0.028541</text:p>
          </table:table-cell>
          <table:table-cell office:value-type="float" office:value="1.025335" calcext:value-type="float">
            <text:p>1.0253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025554" calcext:value-type="float">
            <text:p>1.025554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1.025672" calcext:value-type="float">
            <text:p>1.025672</text:p>
          </table:table-cell>
          <table:table-cell office:value-type="float" office:value="0.966469" calcext:value-type="float">
            <text:p>0.966469</text:p>
          </table:table-cell>
          <table:table-cell office:value-type="float" office:value="0.029811" calcext:value-type="float">
            <text:p>0.029811</text:p>
          </table:table-cell>
          <table:table-cell office:value-type="float" office:value="0.027623" calcext:value-type="float">
            <text:p>0.027623</text:p>
          </table:table-cell>
          <table:table-cell office:value-type="float" office:value="1.02579" calcext:value-type="float">
            <text:p>1.025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018252" calcext:value-type="float">
            <text:p>1.018252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1.018366" calcext:value-type="float">
            <text:p>1.018366</text:p>
          </table:table-cell>
          <table:table-cell office:value-type="float" office:value="0.960179" calcext:value-type="float">
            <text:p>0.960179</text:p>
          </table:table-cell>
          <table:table-cell office:value-type="float" office:value="0.029498" calcext:value-type="float">
            <text:p>0.029498</text:p>
          </table:table-cell>
          <table:table-cell office:value-type="float" office:value="0.02668" calcext:value-type="float">
            <text:p>0.02668</text:p>
          </table:table-cell>
          <table:table-cell office:value-type="float" office:value="1.018483" calcext:value-type="float">
            <text:p>1.018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6684" calcext:value-type="float">
            <text:p>0.7066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707741" calcext:value-type="float">
            <text:p>0.707741</text:p>
          </table:table-cell>
          <table:table-cell office:value-type="float" office:value="0.188715" calcext:value-type="float">
            <text:p>0.188715</text:p>
          </table:table-cell>
          <table:table-cell office:value-type="float" office:value="0.27175" calcext:value-type="float">
            <text:p>0.27175</text:p>
          </table:table-cell>
          <table:table-cell office:value-type="float" office:value="0.246975" calcext:value-type="float">
            <text:p>0.246975</text:p>
          </table:table-cell>
          <table:table-cell office:value-type="float" office:value="0.707862" calcext:value-type="float">
            <text:p>0.707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09699" calcext:value-type="float">
            <text:p>0.709699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0.710246" calcext:value-type="float">
            <text:p>0.710246</text:p>
          </table:table-cell>
          <table:table-cell office:value-type="float" office:value="0.443712" calcext:value-type="float">
            <text:p>0.443712</text:p>
          </table:table-cell>
          <table:table-cell office:value-type="float" office:value="0.140683" calcext:value-type="float">
            <text:p>0.140683</text:p>
          </table:table-cell>
          <table:table-cell office:value-type="float" office:value="0.125238" calcext:value-type="float">
            <text:p>0.125238</text:p>
          </table:table-cell>
          <table:table-cell office:value-type="float" office:value="0.710367" calcext:value-type="float">
            <text:p>0.7103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0669" calcext:value-type="float">
            <text:p>0.700669</text:p>
          </table:table-cell>
          <table:table-cell office:value-type="float" office:value="0.002096" calcext:value-type="float">
            <text:p>0.002096</text:p>
          </table:table-cell>
          <table:table-cell office:value-type="float" office:value="0.701034" calcext:value-type="float">
            <text:p>0.701034</text:p>
          </table:table-cell>
          <table:table-cell office:value-type="float" office:value="0.51964" calcext:value-type="float">
            <text:p>0.51964</text:p>
          </table:table-cell>
          <table:table-cell office:value-type="float" office:value="0.096466" calcext:value-type="float">
            <text:p>0.096466</text:p>
          </table:table-cell>
          <table:table-cell office:value-type="float" office:value="0.084178" calcext:value-type="float">
            <text:p>0.084178</text:p>
          </table:table-cell>
          <table:table-cell office:value-type="float" office:value="0.701154" calcext:value-type="float">
            <text:p>0.701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19355" calcext:value-type="float">
            <text:p>0.719355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719646" calcext:value-type="float">
            <text:p>0.719646</text:p>
          </table:table-cell>
          <table:table-cell office:value-type="float" office:value="0.578724" calcext:value-type="float">
            <text:p>0.578724</text:p>
          </table:table-cell>
          <table:table-cell office:value-type="float" office:value="0.074517" calcext:value-type="float">
            <text:p>0.074517</text:p>
          </table:table-cell>
          <table:table-cell office:value-type="float" office:value="0.06577" calcext:value-type="float">
            <text:p>0.06577</text:p>
          </table:table-cell>
          <table:table-cell office:value-type="float" office:value="0.719759" calcext:value-type="float">
            <text:p>0.7197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42832" calcext:value-type="float">
            <text:p>0.742832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74308" calcext:value-type="float">
            <text:p>0.74308</text:p>
          </table:table-cell>
          <table:table-cell office:value-type="float" office:value="0.624758" calcext:value-type="float">
            <text:p>0.624758</text:p>
          </table:table-cell>
          <table:table-cell office:value-type="float" office:value="0.062656" calcext:value-type="float">
            <text:p>0.062656</text:p>
          </table:table-cell>
          <table:table-cell office:value-type="float" office:value="0.054932" calcext:value-type="float">
            <text:p>0.054932</text:p>
          </table:table-cell>
          <table:table-cell office:value-type="float" office:value="0.743196" calcext:value-type="float">
            <text:p>0.7431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49727" calcext:value-type="float">
            <text:p>0.749727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749937" calcext:value-type="float">
            <text:p>0.749937</text:p>
          </table:table-cell>
          <table:table-cell office:value-type="float" office:value="0.648992" calcext:value-type="float">
            <text:p>0.648992</text:p>
          </table:table-cell>
          <table:table-cell office:value-type="float" office:value="0.053329" calcext:value-type="float">
            <text:p>0.053329</text:p>
          </table:table-cell>
          <table:table-cell office:value-type="float" office:value="0.046751" calcext:value-type="float">
            <text:p>0.046751</text:p>
          </table:table-cell>
          <table:table-cell office:value-type="float" office:value="0.750054" calcext:value-type="float">
            <text:p>0.750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49304" calcext:value-type="float">
            <text:p>0.74930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749487" calcext:value-type="float">
            <text:p>0.749487</text:p>
          </table:table-cell>
          <table:table-cell office:value-type="float" office:value="0.661555" calcext:value-type="float">
            <text:p>0.661555</text:p>
          </table:table-cell>
          <table:table-cell office:value-type="float" office:value="0.046439" calcext:value-type="float">
            <text:p>0.046439</text:p>
          </table:table-cell>
          <table:table-cell office:value-type="float" office:value="0.040511" calcext:value-type="float">
            <text:p>0.040511</text:p>
          </table:table-cell>
          <table:table-cell office:value-type="float" office:value="0.7496" calcext:value-type="float">
            <text:p>0.74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793379" calcext:value-type="float">
            <text:p>0.793379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793543" calcext:value-type="float">
            <text:p>0.793543</text:p>
          </table:table-cell>
          <table:table-cell office:value-type="float" office:value="0.710659" calcext:value-type="float">
            <text:p>0.710659</text:p>
          </table:table-cell>
          <table:table-cell office:value-type="float" office:value="0.043475" calcext:value-type="float">
            <text:p>0.043475</text:p>
          </table:table-cell>
          <table:table-cell office:value-type="float" office:value="0.038281" calcext:value-type="float">
            <text:p>0.038281</text:p>
          </table:table-cell>
          <table:table-cell office:value-type="float" office:value="0.793655" calcext:value-type="float">
            <text:p>0.7936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799872" calcext:value-type="float">
            <text:p>0.799872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800035" calcext:value-type="float">
            <text:p>0.800035</text:p>
          </table:table-cell>
          <table:table-cell office:value-type="float" office:value="0.721744" calcext:value-type="float">
            <text:p>0.721744</text:p>
          </table:table-cell>
          <table:table-cell office:value-type="float" office:value="0.040512" calcext:value-type="float">
            <text:p>0.040512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800152" calcext:value-type="float">
            <text:p>0.800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813646" calcext:value-type="float">
            <text:p>0.813646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813792" calcext:value-type="float">
            <text:p>0.813792</text:p>
          </table:table-cell>
          <table:table-cell office:value-type="float" office:value="0.741707" calcext:value-type="float">
            <text:p>0.741707</text:p>
          </table:table-cell>
          <table:table-cell office:value-type="float" office:value="0.037176" calcext:value-type="float">
            <text:p>0.037176</text:p>
          </table:table-cell>
          <table:table-cell office:value-type="float" office:value="0.033313" calcext:value-type="float">
            <text:p>0.033313</text:p>
          </table:table-cell>
          <table:table-cell office:value-type="float" office:value="0.813913" calcext:value-type="float">
            <text:p>0.8139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813162" calcext:value-type="float">
            <text:p>0.813162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813299" calcext:value-type="float">
            <text:p>0.813299</text:p>
          </table:table-cell>
          <table:table-cell office:value-type="float" office:value="0.747405" calcext:value-type="float">
            <text:p>0.747405</text:p>
          </table:table-cell>
          <table:table-cell office:value-type="float" office:value="0.033822" calcext:value-type="float">
            <text:p>0.033822</text:p>
          </table:table-cell>
          <table:table-cell office:value-type="float" office:value="0.030533" calcext:value-type="float">
            <text:p>0.030533</text:p>
          </table:table-cell>
          <table:table-cell office:value-type="float" office:value="0.813404" calcext:value-type="float">
            <text:p>0.8134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815505" calcext:value-type="float">
            <text:p>0.815505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81563" calcext:value-type="float">
            <text:p>0.81563</text:p>
          </table:table-cell>
          <table:table-cell office:value-type="float" office:value="0.753566" calcext:value-type="float">
            <text:p>0.753566</text:p>
          </table:table-cell>
          <table:table-cell office:value-type="float" office:value="0.031699" calcext:value-type="float">
            <text:p>0.031699</text:p>
          </table:table-cell>
          <table:table-cell office:value-type="float" office:value="0.028744" calcext:value-type="float">
            <text:p>0.028744</text:p>
          </table:table-cell>
          <table:table-cell office:value-type="float" office:value="0.815744" calcext:value-type="float">
            <text:p>0.8157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809092" calcext:value-type="float">
            <text:p>0.809092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809211" calcext:value-type="float">
            <text:p>0.809211</text:p>
          </table:table-cell>
          <table:table-cell office:value-type="float" office:value="0.750536" calcext:value-type="float">
            <text:p>0.750536</text:p>
          </table:table-cell>
          <table:table-cell office:value-type="float" office:value="0.029794" calcext:value-type="float">
            <text:p>0.029794</text:p>
          </table:table-cell>
          <table:table-cell office:value-type="float" office:value="0.027118" calcext:value-type="float">
            <text:p>0.027118</text:p>
          </table:table-cell>
          <table:table-cell office:value-type="float" office:value="0.809324" calcext:value-type="float">
            <text:p>0.809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78592" calcext:value-type="float">
            <text:p>0.578592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579656" calcext:value-type="float">
            <text:p>0.579656</text:p>
          </table:table-cell>
          <table:table-cell office:value-type="float" office:value="0.056746" calcext:value-type="float">
            <text:p>0.056746</text:p>
          </table:table-cell>
          <table:table-cell office:value-type="float" office:value="0.274129" calcext:value-type="float">
            <text:p>0.274129</text:p>
          </table:table-cell>
          <table:table-cell office:value-type="float" office:value="0.248475" calcext:value-type="float">
            <text:p>0.248475</text:p>
          </table:table-cell>
          <table:table-cell office:value-type="float" office:value="0.579778" calcext:value-type="float">
            <text:p>0.579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72346" calcext:value-type="float">
            <text:p>0.572346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572903" calcext:value-type="float">
            <text:p>0.572903</text:p>
          </table:table-cell>
          <table:table-cell office:value-type="float" office:value="0.307325" calcext:value-type="float">
            <text:p>0.307325</text:p>
          </table:table-cell>
          <table:table-cell office:value-type="float" office:value="0.13858" calcext:value-type="float">
            <text:p>0.13858</text:p>
          </table:table-cell>
          <table:table-cell office:value-type="float" office:value="0.125283" calcext:value-type="float">
            <text:p>0.125283</text:p>
          </table:table-cell>
          <table:table-cell office:value-type="float" office:value="0.573024" calcext:value-type="float">
            <text:p>0.573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86023" calcext:value-type="float">
            <text:p>0.586023</text:p>
          </table:table-cell>
          <table:table-cell office:value-type="float" office:value="0.002867" calcext:value-type="float">
            <text:p>0.002867</text:p>
          </table:table-cell>
          <table:table-cell office:value-type="float" office:value="0.586406" calcext:value-type="float">
            <text:p>0.586406</text:p>
          </table:table-cell>
          <table:table-cell office:value-type="float" office:value="0.396906" calcext:value-type="float">
            <text:p>0.396906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0.088293" calcext:value-type="float">
            <text:p>0.088293</text:p>
          </table:table-cell>
          <table:table-cell office:value-type="float" office:value="0.586528" calcext:value-type="float">
            <text:p>0.586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03333" calcext:value-type="float">
            <text:p>0.603333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0.603637" calcext:value-type="float">
            <text:p>0.603637</text:p>
          </table:table-cell>
          <table:table-cell office:value-type="float" office:value="0.456652" calcext:value-type="float">
            <text:p>0.456652</text:p>
          </table:table-cell>
          <table:table-cell office:value-type="float" office:value="0.076905" calcext:value-type="float">
            <text:p>0.076905</text:p>
          </table:table-cell>
          <table:table-cell office:value-type="float" office:value="0.06795" calcext:value-type="float">
            <text:p>0.06795</text:p>
          </table:table-cell>
          <table:table-cell office:value-type="float" office:value="0.603759" calcext:value-type="float">
            <text:p>0.6037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06466" calcext:value-type="float">
            <text:p>0.606466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606715" calcext:value-type="float">
            <text:p>0.606715</text:p>
          </table:table-cell>
          <table:table-cell office:value-type="float" office:value="0.487455" calcext:value-type="float">
            <text:p>0.487455</text:p>
          </table:table-cell>
          <table:table-cell office:value-type="float" office:value="0.063111" calcext:value-type="float">
            <text:p>0.063111</text:p>
          </table:table-cell>
          <table:table-cell office:value-type="float" office:value="0.055402" calcext:value-type="float">
            <text:p>0.055402</text:p>
          </table:table-cell>
          <table:table-cell office:value-type="float" office:value="0.606831" calcext:value-type="float">
            <text:p>0.606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06468" calcext:value-type="float">
            <text:p>0.606468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606679" calcext:value-type="float">
            <text:p>0.606679</text:p>
          </table:table-cell>
          <table:table-cell office:value-type="float" office:value="0.505975" calcext:value-type="float">
            <text:p>0.505975</text:p>
          </table:table-cell>
          <table:table-cell office:value-type="float" office:value="0.053113" calcext:value-type="float">
            <text:p>0.053113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606802" calcext:value-type="float">
            <text:p>0.6068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634857" calcext:value-type="float">
            <text:p>0.634857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543002" calcext:value-type="float">
            <text:p>0.543002</text:p>
          </table:table-cell>
          <table:table-cell office:value-type="float" office:value="0.048147" calcext:value-type="float">
            <text:p>0.048147</text:p>
          </table:table-cell>
          <table:table-cell office:value-type="float" office:value="0.04272" calcext:value-type="float">
            <text:p>0.04272</text:p>
          </table:table-cell>
          <table:table-cell office:value-type="float" office:value="0.635171" calcext:value-type="float">
            <text:p>0.635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38446" calcext:value-type="float">
            <text:p>0.63844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63862" calcext:value-type="float">
            <text:p>0.63862</text:p>
          </table:table-cell>
          <table:table-cell office:value-type="float" office:value="0.555044" calcext:value-type="float">
            <text:p>0.555044</text:p>
          </table:table-cell>
          <table:table-cell office:value-type="float" office:value="0.043412" calcext:value-type="float">
            <text:p>0.043412</text:p>
          </table:table-cell>
          <table:table-cell office:value-type="float" office:value="0.039038" calcext:value-type="float">
            <text:p>0.039038</text:p>
          </table:table-cell>
          <table:table-cell office:value-type="float" office:value="0.638736" calcext:value-type="float">
            <text:p>0.638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65735" calcext:value-type="float">
            <text:p>0.65735</text:p>
          </table:table-cell>
          <table:table-cell office:value-type="float" office:value="0.000952" calcext:value-type="float">
            <text:p>0.000952</text:p>
          </table:table-cell>
          <table:table-cell office:value-type="float" office:value="0.657511" calcext:value-type="float">
            <text:p>0.657511</text:p>
          </table:table-cell>
          <table:table-cell office:value-type="float" office:value="0.580435" calcext:value-type="float">
            <text:p>0.580435</text:p>
          </table:table-cell>
          <table:table-cell office:value-type="float" office:value="0.039755" calcext:value-type="float">
            <text:p>0.039755</text:p>
          </table:table-cell>
          <table:table-cell office:value-type="float" office:value="0.035759" calcext:value-type="float">
            <text:p>0.035759</text:p>
          </table:table-cell>
          <table:table-cell office:value-type="float" office:value="0.657632" calcext:value-type="float">
            <text:p>0.6576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657635" calcext:value-type="float">
            <text:p>0.657635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657782" calcext:value-type="float">
            <text:p>0.657782</text:p>
          </table:table-cell>
          <table:table-cell office:value-type="float" office:value="0.587194" calcext:value-type="float">
            <text:p>0.587194</text:p>
          </table:table-cell>
          <table:table-cell office:value-type="float" office:value="0.036382" calcext:value-type="float">
            <text:p>0.036382</text:p>
          </table:table-cell>
          <table:table-cell office:value-type="float" office:value="0.032782" calcext:value-type="float">
            <text:p>0.032782</text:p>
          </table:table-cell>
          <table:table-cell office:value-type="float" office:value="0.657893" calcext:value-type="float">
            <text:p>0.6578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658697" calcext:value-type="float">
            <text:p>0.658697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.658834" calcext:value-type="float">
            <text:p>0.658834</text:p>
          </table:table-cell>
          <table:table-cell office:value-type="float" office:value="0.591536" calcext:value-type="float">
            <text:p>0.591536</text:p>
          </table:table-cell>
          <table:table-cell office:value-type="float" office:value="0.034181" calcext:value-type="float">
            <text:p>0.034181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658952" calcext:value-type="float">
            <text:p>0.6589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655566" calcext:value-type="float">
            <text:p>0.655566</text:p>
          </table:table-cell>
          <table:table-cell office:value-type="float" office:value="0.001236" calcext:value-type="float">
            <text:p>0.001236</text:p>
          </table:table-cell>
          <table:table-cell office:value-type="float" office:value="0.655692" calcext:value-type="float">
            <text:p>0.655692</text:p>
          </table:table-cell>
          <table:table-cell office:value-type="float" office:value="0.592926" calcext:value-type="float">
            <text:p>0.592926</text:p>
          </table:table-cell>
          <table:table-cell office:value-type="float" office:value="0.031872" calcext:value-type="float">
            <text:p>0.031872</text:p>
          </table:table-cell>
          <table:table-cell office:value-type="float" office:value="0.02883" calcext:value-type="float">
            <text:p>0.02883</text:p>
          </table:table-cell>
          <table:table-cell office:value-type="float" office:value="0.655814" calcext:value-type="float">
            <text:p>0.6558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08423" calcext:value-type="float">
            <text:p>0.608423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609511" calcext:value-type="float">
            <text:p>0.609511</text:p>
          </table:table-cell>
          <table:table-cell office:value-type="float" office:value="0.084885" calcext:value-type="float">
            <text:p>0.084885</text:p>
          </table:table-cell>
          <table:table-cell office:value-type="float" office:value="0.275591" calcext:value-type="float">
            <text:p>0.275591</text:p>
          </table:table-cell>
          <table:table-cell office:value-type="float" office:value="0.248737" calcext:value-type="float">
            <text:p>0.248737</text:p>
          </table:table-cell>
          <table:table-cell office:value-type="float" office:value="0.609634" calcext:value-type="float">
            <text:p>0.609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20468" calcext:value-type="float">
            <text:p>0.620468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621045" calcext:value-type="float">
            <text:p>0.621045</text:p>
          </table:table-cell>
          <table:table-cell office:value-type="float" office:value="0.34357" calcext:value-type="float">
            <text:p>0.34357</text:p>
          </table:table-cell>
          <table:table-cell office:value-type="float" office:value="0.145018" calcext:value-type="float">
            <text:p>0.145018</text:p>
          </table:table-cell>
          <table:table-cell office:value-type="float" office:value="0.131449" calcext:value-type="float">
            <text:p>0.131449</text:p>
          </table:table-cell>
          <table:table-cell office:value-type="float" office:value="0.621165" calcext:value-type="float">
            <text:p>0.6211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39188" calcext:value-type="float">
            <text:p>0.639188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639591" calcext:value-type="float">
            <text:p>0.639591</text:p>
          </table:table-cell>
          <table:table-cell office:value-type="float" office:value="0.441625" calcext:value-type="float">
            <text:p>0.441625</text:p>
          </table:table-cell>
          <table:table-cell office:value-type="float" office:value="0.103988" calcext:value-type="float">
            <text:p>0.103988</text:p>
          </table:table-cell>
          <table:table-cell office:value-type="float" office:value="0.091806" calcext:value-type="float">
            <text:p>0.091806</text:p>
          </table:table-cell>
          <table:table-cell office:value-type="float" office:value="0.639706" calcext:value-type="float">
            <text:p>0.639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35503" calcext:value-type="float">
            <text:p>0.635503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635807" calcext:value-type="float">
            <text:p>0.635807</text:p>
          </table:table-cell>
          <table:table-cell office:value-type="float" office:value="0.488102" calcext:value-type="float">
            <text:p>0.488102</text:p>
          </table:table-cell>
          <table:table-cell office:value-type="float" office:value="0.077945" calcext:value-type="float">
            <text:p>0.077945</text:p>
          </table:table-cell>
          <table:table-cell office:value-type="float" office:value="0.068901" calcext:value-type="float">
            <text:p>0.068901</text:p>
          </table:table-cell>
          <table:table-cell office:value-type="float" office:value="0.635917" calcext:value-type="float">
            <text:p>0.6359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46938" calcext:value-type="float">
            <text:p>0.646938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647193" calcext:value-type="float">
            <text:p>0.647193</text:p>
          </table:table-cell>
          <table:table-cell office:value-type="float" office:value="0.526007" calcext:value-type="float">
            <text:p>0.526007</text:p>
          </table:table-cell>
          <table:table-cell office:value-type="float" office:value="0.063877" calcext:value-type="float">
            <text:p>0.063877</text:p>
          </table:table-cell>
          <table:table-cell office:value-type="float" office:value="0.056285" calcext:value-type="float">
            <text:p>0.056285</text:p>
          </table:table-cell>
          <table:table-cell office:value-type="float" office:value="0.647307" calcext:value-type="float">
            <text:p>0.6473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47717" calcext:value-type="float">
            <text:p>0.647717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647931" calcext:value-type="float">
            <text:p>0.647931</text:p>
          </table:table-cell>
          <table:table-cell office:value-type="float" office:value="0.544624" calcext:value-type="float">
            <text:p>0.544624</text:p>
          </table:table-cell>
          <table:table-cell office:value-type="float" office:value="0.054627" calcext:value-type="float">
            <text:p>0.054627</text:p>
          </table:table-cell>
          <table:table-cell office:value-type="float" office:value="0.047741" calcext:value-type="float">
            <text:p>0.047741</text:p>
          </table:table-cell>
          <table:table-cell office:value-type="float" office:value="0.648039" calcext:value-type="float">
            <text:p>0.6480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667902" calcext:value-type="float">
            <text:p>0.667902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668096" calcext:value-type="float">
            <text:p>0.668096</text:p>
          </table:table-cell>
          <table:table-cell office:value-type="float" office:value="0.575622" calcext:value-type="float">
            <text:p>0.575622</text:p>
          </table:table-cell>
          <table:table-cell office:value-type="float" office:value="0.048445" calcext:value-type="float">
            <text:p>0.048445</text:p>
          </table:table-cell>
          <table:table-cell office:value-type="float" office:value="0.042732" calcext:value-type="float">
            <text:p>0.042732</text:p>
          </table:table-cell>
          <table:table-cell office:value-type="float" office:value="0.668205" calcext:value-type="float">
            <text:p>0.6682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90109" calcext:value-type="float">
            <text:p>0.690109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690288" calcext:value-type="float">
            <text:p>0.690288</text:p>
          </table:table-cell>
          <table:table-cell office:value-type="float" office:value="0.604947" calcext:value-type="float">
            <text:p>0.604947</text:p>
          </table:table-cell>
          <table:table-cell office:value-type="float" office:value="0.044228" calcext:value-type="float">
            <text:p>0.044228</text:p>
          </table:table-cell>
          <table:table-cell office:value-type="float" office:value="0.039411" calcext:value-type="float">
            <text:p>0.039411</text:p>
          </table:table-cell>
          <table:table-cell office:value-type="float" office:value="0.690402" calcext:value-type="float">
            <text:p>0.6904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696764" calcext:value-type="float">
            <text:p>0.696764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696928" calcext:value-type="float">
            <text:p>0.696928</text:p>
          </table:table-cell>
          <table:table-cell office:value-type="float" office:value="0.61614" calcext:value-type="float">
            <text:p>0.61614</text:p>
          </table:table-cell>
          <table:table-cell office:value-type="float" office:value="0.041374" calcext:value-type="float">
            <text:p>0.041374</text:p>
          </table:table-cell>
          <table:table-cell office:value-type="float" office:value="0.035697" calcext:value-type="float">
            <text:p>0.035697</text:p>
          </table:table-cell>
          <table:table-cell office:value-type="float" office:value="0.697043" calcext:value-type="float">
            <text:p>0.697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691224" calcext:value-type="float">
            <text:p>0.691224</text:p>
          </table:table-cell>
          <table:table-cell office:value-type="float" office:value="0.001028" calcext:value-type="float">
            <text:p>0.001028</text:p>
          </table:table-cell>
          <table:table-cell office:value-type="float" office:value="0.691379" calcext:value-type="float">
            <text:p>0.691379</text:p>
          </table:table-cell>
          <table:table-cell office:value-type="float" office:value="0.618987" calcext:value-type="float">
            <text:p>0.618987</text:p>
          </table:table-cell>
          <table:table-cell office:value-type="float" office:value="0.037156" calcext:value-type="float">
            <text:p>0.037156</text:p>
          </table:table-cell>
          <table:table-cell office:value-type="float" office:value="0.033405" calcext:value-type="float">
            <text:p>0.033405</text:p>
          </table:table-cell>
          <table:table-cell office:value-type="float" office:value="0.691495" calcext:value-type="float">
            <text:p>0.6914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691048" calcext:value-type="float">
            <text:p>0.691048</text:p>
          </table:table-cell>
          <table:table-cell office:value-type="float" office:value="0.002459" calcext:value-type="float">
            <text:p>0.002459</text:p>
          </table:table-cell>
          <table:table-cell office:value-type="float" office:value="0.691186" calcext:value-type="float">
            <text:p>0.691186</text:p>
          </table:table-cell>
          <table:table-cell office:value-type="float" office:value="0.622931" calcext:value-type="float">
            <text:p>0.622931</text:p>
          </table:table-cell>
          <table:table-cell office:value-type="float" office:value="0.034432" calcext:value-type="float">
            <text:p>0.034432</text:p>
          </table:table-cell>
          <table:table-cell office:value-type="float" office:value="0.030467" calcext:value-type="float">
            <text:p>0.030467</text:p>
          </table:table-cell>
          <table:table-cell office:value-type="float" office:value="0.691297" calcext:value-type="float">
            <text:p>0.6912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05287" calcext:value-type="float">
            <text:p>0.605287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606437" calcext:value-type="float">
            <text:p>0.606437</text:p>
          </table:table-cell>
          <table:table-cell office:value-type="float" office:value="0.053805" calcext:value-type="float">
            <text:p>0.053805</text:p>
          </table:table-cell>
          <table:table-cell office:value-type="float" office:value="0.290532" calcext:value-type="float">
            <text:p>0.290532</text:p>
          </table:table-cell>
          <table:table-cell office:value-type="float" office:value="0.261799" calcext:value-type="float">
            <text:p>0.261799</text:p>
          </table:table-cell>
          <table:table-cell office:value-type="float" office:value="0.606553" calcext:value-type="float">
            <text:p>0.606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07846" calcext:value-type="float">
            <text:p>0.607846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608435" calcext:value-type="float">
            <text:p>0.608435</text:p>
          </table:table-cell>
          <table:table-cell office:value-type="float" office:value="0.321322" calcext:value-type="float">
            <text:p>0.321322</text:p>
          </table:table-cell>
          <table:table-cell office:value-type="float" office:value="0.149963" calcext:value-type="float">
            <text:p>0.149963</text:p>
          </table:table-cell>
          <table:table-cell office:value-type="float" office:value="0.136043" calcext:value-type="float">
            <text:p>0.136043</text:p>
          </table:table-cell>
          <table:table-cell office:value-type="float" office:value="0.608556" calcext:value-type="float">
            <text:p>0.608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06923" calcext:value-type="float">
            <text:p>0.606923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.607325" calcext:value-type="float">
            <text:p>0.607325</text:p>
          </table:table-cell>
          <table:table-cell office:value-type="float" office:value="0.410398" calcext:value-type="float">
            <text:p>0.410398</text:p>
          </table:table-cell>
          <table:table-cell office:value-type="float" office:value="0.104011" calcext:value-type="float">
            <text:p>0.104011</text:p>
          </table:table-cell>
          <table:table-cell office:value-type="float" office:value="0.091931" calcext:value-type="float">
            <text:p>0.091931</text:p>
          </table:table-cell>
          <table:table-cell office:value-type="float" office:value="0.607447" calcext:value-type="float">
            <text:p>0.6074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07205" calcext:value-type="float">
            <text:p>0.607205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607519" calcext:value-type="float">
            <text:p>0.607519</text:p>
          </table:table-cell>
          <table:table-cell office:value-type="float" office:value="0.458895" calcext:value-type="float">
            <text:p>0.458895</text:p>
          </table:table-cell>
          <table:table-cell office:value-type="float" office:value="0.078193" calcext:value-type="float">
            <text:p>0.078193</text:p>
          </table:table-cell>
          <table:table-cell office:value-type="float" office:value="0.069251" calcext:value-type="float">
            <text:p>0.069251</text:p>
          </table:table-cell>
          <table:table-cell office:value-type="float" office:value="0.607628" calcext:value-type="float">
            <text:p>0.6076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1159" calcext:value-type="float">
            <text:p>0.61159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611838" calcext:value-type="float">
            <text:p>0.611838</text:p>
          </table:table-cell>
          <table:table-cell office:value-type="float" office:value="0.491" calcext:value-type="float">
            <text:p>0.491</text:p>
          </table:table-cell>
          <table:table-cell office:value-type="float" office:value="0.063917" calcext:value-type="float">
            <text:p>0.063917</text:p>
          </table:table-cell>
          <table:table-cell office:value-type="float" office:value="0.055883" calcext:value-type="float">
            <text:p>0.055883</text:p>
          </table:table-cell>
          <table:table-cell office:value-type="float" office:value="0.611959" calcext:value-type="float">
            <text:p>0.6119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645815" calcext:value-type="float">
            <text:p>0.645815</text:p>
          </table:table-cell>
          <table:table-cell office:value-type="float" office:value="0.53788" calcext:value-type="float">
            <text:p>0.53788</text:p>
          </table:table-cell>
          <table:table-cell office:value-type="float" office:value="0.056838" calcext:value-type="float">
            <text:p>0.056838</text:p>
          </table:table-cell>
          <table:table-cell office:value-type="float" office:value="0.050018" calcext:value-type="float">
            <text:p>0.050018</text:p>
          </table:table-cell>
          <table:table-cell office:value-type="float" office:value="0.645928" calcext:value-type="float">
            <text:p>0.645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657509" calcext:value-type="float">
            <text:p>0.657509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657712" calcext:value-type="float">
            <text:p>0.657712</text:p>
          </table:table-cell>
          <table:table-cell office:value-type="float" office:value="0.561618" calcext:value-type="float">
            <text:p>0.561618</text:p>
          </table:table-cell>
          <table:table-cell office:value-type="float" office:value="0.050258" calcext:value-type="float">
            <text:p>0.050258</text:p>
          </table:table-cell>
          <table:table-cell office:value-type="float" office:value="0.044341" calcext:value-type="float">
            <text:p>0.044341</text:p>
          </table:table-cell>
          <table:table-cell office:value-type="float" office:value="0.657826" calcext:value-type="float">
            <text:p>0.6578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657206" calcext:value-type="float">
            <text:p>0.657206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657387" calcext:value-type="float">
            <text:p>0.657387</text:p>
          </table:table-cell>
          <table:table-cell office:value-type="float" office:value="0.571861" calcext:value-type="float">
            <text:p>0.571861</text:p>
          </table:table-cell>
          <table:table-cell office:value-type="float" office:value="0.044849" calcext:value-type="float">
            <text:p>0.044849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65751" calcext:value-type="float">
            <text:p>0.657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658146" calcext:value-type="float">
            <text:p>0.658146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658317" calcext:value-type="float">
            <text:p>0.658317</text:p>
          </table:table-cell>
          <table:table-cell office:value-type="float" office:value="0.579888" calcext:value-type="float">
            <text:p>0.579888</text:p>
          </table:table-cell>
          <table:table-cell office:value-type="float" office:value="0.040627" calcext:value-type="float">
            <text:p>0.040627</text:p>
          </table:table-cell>
          <table:table-cell office:value-type="float" office:value="0.036279" calcext:value-type="float">
            <text:p>0.036279</text:p>
          </table:table-cell>
          <table:table-cell office:value-type="float" office:value="0.658426" calcext:value-type="float">
            <text:p>0.6584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657896" calcext:value-type="float">
            <text:p>0.657896</text:p>
          </table:table-cell>
          <table:table-cell office:value-type="float" office:value="0.002874" calcext:value-type="float">
            <text:p>0.002874</text:p>
          </table:table-cell>
          <table:table-cell office:value-type="float" office:value="0.658052" calcext:value-type="float">
            <text:p>0.658052</text:p>
          </table:table-cell>
          <table:table-cell office:value-type="float" office:value="0.584381" calcext:value-type="float">
            <text:p>0.584381</text:p>
          </table:table-cell>
          <table:table-cell office:value-type="float" office:value="0.037247" calcext:value-type="float">
            <text:p>0.037247</text:p>
          </table:table-cell>
          <table:table-cell office:value-type="float" office:value="0.032918" calcext:value-type="float">
            <text:p>0.032918</text:p>
          </table:table-cell>
          <table:table-cell office:value-type="float" office:value="0.658164" calcext:value-type="float">
            <text:p>0.6581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68167" calcext:value-type="float">
            <text:p>0.568167</text:p>
          </table:table-cell>
          <table:table-cell office:value-type="float" office:value="0.104649" calcext:value-type="float">
            <text:p>0.104649</text:p>
          </table:table-cell>
          <table:table-cell office:value-type="float" office:value="0.569323" calcext:value-type="float">
            <text:p>0.569323</text:p>
          </table:table-cell>
          <table:table-cell office:value-type="float" office:value="0.001933" calcext:value-type="float">
            <text:p>0.001933</text:p>
          </table:table-cell>
          <table:table-cell office:value-type="float" office:value="0.298245" calcext:value-type="float">
            <text:p>0.298245</text:p>
          </table:table-cell>
          <table:table-cell office:value-type="float" office:value="0.268804" calcext:value-type="float">
            <text:p>0.268804</text:p>
          </table:table-cell>
          <table:table-cell office:value-type="float" office:value="0.569443" calcext:value-type="float">
            <text:p>0.5694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63065" calcext:value-type="float">
            <text:p>0.463065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46366" calcext:value-type="float">
            <text:p>0.46366</text:p>
          </table:table-cell>
          <table:table-cell office:value-type="float" office:value="0.175506" calcext:value-type="float">
            <text:p>0.175506</text:p>
          </table:table-cell>
          <table:table-cell office:value-type="float" office:value="0.150434" calcext:value-type="float">
            <text:p>0.150434</text:p>
          </table:table-cell>
          <table:table-cell office:value-type="float" office:value="0.137166" calcext:value-type="float">
            <text:p>0.137166</text:p>
          </table:table-cell>
          <table:table-cell office:value-type="float" office:value="0.46378" calcext:value-type="float">
            <text:p>0.46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63208" calcext:value-type="float">
            <text:p>0.463208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46362" calcext:value-type="float">
            <text:p>0.46362</text:p>
          </table:table-cell>
          <table:table-cell office:value-type="float" office:value="0.265518" calcext:value-type="float">
            <text:p>0.265518</text:p>
          </table:table-cell>
          <table:table-cell office:value-type="float" office:value="0.104468" calcext:value-type="float">
            <text:p>0.104468</text:p>
          </table:table-cell>
          <table:table-cell office:value-type="float" office:value="0.092698" calcext:value-type="float">
            <text:p>0.092698</text:p>
          </table:table-cell>
          <table:table-cell office:value-type="float" office:value="0.46373" calcext:value-type="float">
            <text:p>0.463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462324" calcext:value-type="float">
            <text:p>0.462324</text:p>
          </table:table-cell>
          <table:table-cell office:value-type="float" office:value="0.001308" calcext:value-type="float">
            <text:p>0.001308</text:p>
          </table:table-cell>
          <table:table-cell office:value-type="float" office:value="0.462631" calcext:value-type="float">
            <text:p>0.462631</text:p>
          </table:table-cell>
          <table:table-cell office:value-type="float" office:value="0.313157" calcext:value-type="float">
            <text:p>0.313157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69981" calcext:value-type="float">
            <text:p>0.069981</text:p>
          </table:table-cell>
          <table:table-cell office:value-type="float" office:value="0.462741" calcext:value-type="float">
            <text:p>0.4627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479518" calcext:value-type="float">
            <text:p>0.479518</text:p>
          </table:table-cell>
          <table:table-cell office:value-type="float" office:value="0.001548" calcext:value-type="float">
            <text:p>0.001548</text:p>
          </table:table-cell>
          <table:table-cell office:value-type="float" office:value="0.479785" calcext:value-type="float">
            <text:p>0.479785</text:p>
          </table:table-cell>
          <table:table-cell office:value-type="float" office:value="0.35322" calcext:value-type="float">
            <text:p>0.35322</text:p>
          </table:table-cell>
          <table:table-cell office:value-type="float" office:value="0.066456" calcext:value-type="float">
            <text:p>0.066456</text:p>
          </table:table-cell>
          <table:table-cell office:value-type="float" office:value="0.058755" calcext:value-type="float">
            <text:p>0.058755</text:p>
          </table:table-cell>
          <table:table-cell office:value-type="float" office:value="0.479907" calcext:value-type="float">
            <text:p>0.4799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00256" calcext:value-type="float">
            <text:p>0.5002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50049" calcext:value-type="float">
            <text:p>0.50049</text:p>
          </table:table-cell>
          <table:table-cell office:value-type="float" office:value="0.390364" calcext:value-type="float">
            <text:p>0.390364</text:p>
          </table:table-cell>
          <table:table-cell office:value-type="float" office:value="0.057903" calcext:value-type="float">
            <text:p>0.057903</text:p>
          </table:table-cell>
          <table:table-cell office:value-type="float" office:value="0.051179" calcext:value-type="float">
            <text:p>0.051179</text:p>
          </table:table-cell>
          <table:table-cell office:value-type="float" office:value="0.500601" calcext:value-type="float">
            <text:p>0.500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498525" calcext:value-type="float">
            <text:p>0.498525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0.498727" calcext:value-type="float">
            <text:p>0.498727</text:p>
          </table:table-cell>
          <table:table-cell office:value-type="float" office:value="0.403225" calcext:value-type="float">
            <text:p>0.403225</text:p>
          </table:table-cell>
          <table:table-cell office:value-type="float" office:value="0.049984" calcext:value-type="float">
            <text:p>0.049984</text:p>
          </table:table-cell>
          <table:table-cell office:value-type="float" office:value="0.044396" calcext:value-type="float">
            <text:p>0.044396</text:p>
          </table:table-cell>
          <table:table-cell office:value-type="float" office:value="0.498834" calcext:value-type="float">
            <text:p>0.4988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49984" calcext:value-type="float">
            <text:p>0.49984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500024" calcext:value-type="float">
            <text:p>0.500024</text:p>
          </table:table-cell>
          <table:table-cell office:value-type="float" office:value="0.415209" calcext:value-type="float">
            <text:p>0.415209</text:p>
          </table:table-cell>
          <table:table-cell office:value-type="float" office:value="0.044206" calcext:value-type="float">
            <text:p>0.044206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0.500139" calcext:value-type="float">
            <text:p>0.500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01936" calcext:value-type="float">
            <text:p>0.501936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502106" calcext:value-type="float">
            <text:p>0.502106</text:p>
          </table:table-cell>
          <table:table-cell office:value-type="float" office:value="0.421771" calcext:value-type="float">
            <text:p>0.421771</text:p>
          </table:table-cell>
          <table:table-cell office:value-type="float" office:value="0.040564" calcext:value-type="float">
            <text:p>0.040564</text:p>
          </table:table-cell>
          <table:table-cell office:value-type="float" office:value="0.035904" calcext:value-type="float">
            <text:p>0.035904</text:p>
          </table:table-cell>
          <table:table-cell office:value-type="float" office:value="0.502219" calcext:value-type="float">
            <text:p>0.5022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77684" calcext:value-type="float">
            <text:p>0.577684</text:p>
          </table:table-cell>
          <table:table-cell office:value-type="float" office:value="0.105614" calcext:value-type="float">
            <text:p>0.105614</text:p>
          </table:table-cell>
          <table:table-cell office:value-type="float" office:value="0.578877" calcext:value-type="float">
            <text:p>0.578877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0.30353" calcext:value-type="float">
            <text:p>0.30353</text:p>
          </table:table-cell>
          <table:table-cell office:value-type="float" office:value="0.273243" calcext:value-type="float">
            <text:p>0.273243</text:p>
          </table:table-cell>
          <table:table-cell office:value-type="float" office:value="0.578995" calcext:value-type="float">
            <text:p>0.578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63796" calcext:value-type="float">
            <text:p>0.463796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0.464392" calcext:value-type="float">
            <text:p>0.464392</text:p>
          </table:table-cell>
          <table:table-cell office:value-type="float" office:value="0.175168" calcext:value-type="float">
            <text:p>0.175168</text:p>
          </table:table-cell>
          <table:table-cell office:value-type="float" office:value="0.151173" calcext:value-type="float">
            <text:p>0.151173</text:p>
          </table:table-cell>
          <table:table-cell office:value-type="float" office:value="0.137491" calcext:value-type="float">
            <text:p>0.137491</text:p>
          </table:table-cell>
          <table:table-cell office:value-type="float" office:value="0.464513" calcext:value-type="float">
            <text:p>0.4645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472055" calcext:value-type="float">
            <text:p>0.472055</text:p>
          </table:table-cell>
          <table:table-cell office:value-type="float" office:value="0.003346" calcext:value-type="float">
            <text:p>0.003346</text:p>
          </table:table-cell>
          <table:table-cell office:value-type="float" office:value="0.472477" calcext:value-type="float">
            <text:p>0.472477</text:p>
          </table:table-cell>
          <table:table-cell office:value-type="float" office:value="0.266557" calcext:value-type="float">
            <text:p>0.266557</text:p>
          </table:table-cell>
          <table:table-cell office:value-type="float" office:value="0.107873" calcext:value-type="float">
            <text:p>0.107873</text:p>
          </table:table-cell>
          <table:table-cell office:value-type="float" office:value="0.096258" calcext:value-type="float">
            <text:p>0.096258</text:p>
          </table:table-cell>
          <table:table-cell office:value-type="float" office:value="0.472592" calcext:value-type="float">
            <text:p>0.4725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90051" calcext:value-type="float">
            <text:p>0.490051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490386" calcext:value-type="float">
            <text:p>0.490386</text:p>
          </table:table-cell>
          <table:table-cell office:value-type="float" office:value="0.332334" calcext:value-type="float">
            <text:p>0.332334</text:p>
          </table:table-cell>
          <table:table-cell office:value-type="float" office:value="0.082851" calcext:value-type="float">
            <text:p>0.082851</text:p>
          </table:table-cell>
          <table:table-cell office:value-type="float" office:value="0.073977" calcext:value-type="float">
            <text:p>0.073977</text:p>
          </table:table-cell>
          <table:table-cell office:value-type="float" office:value="0.490497" calcext:value-type="float">
            <text:p>0.4904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99763" calcext:value-type="float">
            <text:p>0.499763</text:p>
          </table:table-cell>
          <table:table-cell office:value-type="float" office:value="0.001472" calcext:value-type="float">
            <text:p>0.001472</text:p>
          </table:table-cell>
          <table:table-cell office:value-type="float" office:value="0.500041" calcext:value-type="float">
            <text:p>0.500041</text:p>
          </table:table-cell>
          <table:table-cell office:value-type="float" office:value="0.369224" calcext:value-type="float">
            <text:p>0.369224</text:p>
          </table:table-cell>
          <table:table-cell office:value-type="float" office:value="0.068868" calcext:value-type="float">
            <text:p>0.068868</text:p>
          </table:table-cell>
          <table:table-cell office:value-type="float" office:value="0.060685" calcext:value-type="float">
            <text:p>0.060685</text:p>
          </table:table-cell>
          <table:table-cell office:value-type="float" office:value="0.500153" calcext:value-type="float">
            <text:p>0.500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499724" calcext:value-type="float">
            <text:p>0.499724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0.499959" calcext:value-type="float">
            <text:p>0.499959</text:p>
          </table:table-cell>
          <table:table-cell office:value-type="float" office:value="0.387769" calcext:value-type="float">
            <text:p>0.387769</text:p>
          </table:table-cell>
          <table:table-cell office:value-type="float" office:value="0.058069" calcext:value-type="float">
            <text:p>0.058069</text:p>
          </table:table-cell>
          <table:table-cell office:value-type="float" office:value="0.051541" calcext:value-type="float">
            <text:p>0.051541</text:p>
          </table:table-cell>
          <table:table-cell office:value-type="float" office:value="0.500074" calcext:value-type="float">
            <text:p>0.500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499437" calcext:value-type="float">
            <text:p>0.499437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499644" calcext:value-type="float">
            <text:p>0.499644</text:p>
          </table:table-cell>
          <table:table-cell office:value-type="float" office:value="0.403796" calcext:value-type="float">
            <text:p>0.403796</text:p>
          </table:table-cell>
          <table:table-cell office:value-type="float" office:value="0.050147" calcext:value-type="float">
            <text:p>0.050147</text:p>
          </table:table-cell>
          <table:table-cell office:value-type="float" office:value="0.044528" calcext:value-type="float">
            <text:p>0.044528</text:p>
          </table:table-cell>
          <table:table-cell office:value-type="float" office:value="0.499757" calcext:value-type="float">
            <text:p>0.499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0157" calcext:value-type="float">
            <text:p>0.50157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501753" calcext:value-type="float">
            <text:p>0.501753</text:p>
          </table:table-cell>
          <table:table-cell office:value-type="float" office:value="0.413526" calcext:value-type="float">
            <text:p>0.413526</text:p>
          </table:table-cell>
          <table:table-cell office:value-type="float" office:value="0.044092" calcext:value-type="float">
            <text:p>0.044092</text:p>
          </table:table-cell>
          <table:table-cell office:value-type="float" office:value="0.039508" calcext:value-type="float">
            <text:p>0.039508</text:p>
          </table:table-cell>
          <table:table-cell office:value-type="float" office:value="0.501874" calcext:value-type="float">
            <text:p>0.501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64401" calcext:value-type="float">
            <text:p>0.564401</text:p>
          </table:table-cell>
          <table:table-cell office:value-type="float" office:value="0.12515" calcext:value-type="float">
            <text:p>0.12515</text:p>
          </table:table-cell>
          <table:table-cell office:value-type="float" office:value="0.565594" calcext:value-type="float">
            <text:p>0.565594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.296402" calcext:value-type="float">
            <text:p>0.296402</text:p>
          </table:table-cell>
          <table:table-cell office:value-type="float" office:value="0.266693" calcext:value-type="float">
            <text:p>0.266693</text:p>
          </table:table-cell>
          <table:table-cell office:value-type="float" office:value="0.565714" calcext:value-type="float">
            <text:p>0.565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450247" calcext:value-type="float">
            <text:p>0.450247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450855" calcext:value-type="float">
            <text:p>0.450855</text:p>
          </table:table-cell>
          <table:table-cell office:value-type="float" office:value="0.156545" calcext:value-type="float">
            <text:p>0.156545</text:p>
          </table:table-cell>
          <table:table-cell office:value-type="float" office:value="0.153772" calcext:value-type="float">
            <text:p>0.153772</text:p>
          </table:table-cell>
          <table:table-cell office:value-type="float" office:value="0.139988" calcext:value-type="float">
            <text:p>0.139988</text:p>
          </table:table-cell>
          <table:table-cell office:value-type="float" office:value="0.450976" calcext:value-type="float">
            <text:p>0.4509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63178" calcext:value-type="float">
            <text:p>0.463178</text:p>
          </table:table-cell>
          <table:table-cell office:value-type="float" office:value="0.002759" calcext:value-type="float">
            <text:p>0.002759</text:p>
          </table:table-cell>
          <table:table-cell office:value-type="float" office:value="0.463617" calcext:value-type="float">
            <text:p>0.463617</text:p>
          </table:table-cell>
          <table:table-cell office:value-type="float" office:value="0.256157" calcext:value-type="float">
            <text:p>0.256157</text:p>
          </table:table-cell>
          <table:table-cell office:value-type="float" office:value="0.109395" calcext:value-type="float">
            <text:p>0.109395</text:p>
          </table:table-cell>
          <table:table-cell office:value-type="float" office:value="0.097432" calcext:value-type="float">
            <text:p>0.097432</text:p>
          </table:table-cell>
          <table:table-cell office:value-type="float" office:value="0.463728" calcext:value-type="float">
            <text:p>0.4637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47872" calcext:value-type="float">
            <text:p>0.47872</text:p>
          </table:table-cell>
          <table:table-cell office:value-type="float" office:value="0.002819" calcext:value-type="float">
            <text:p>0.002819</text:p>
          </table:table-cell>
          <table:table-cell office:value-type="float" office:value="0.479063" calcext:value-type="float">
            <text:p>0.479063</text:p>
          </table:table-cell>
          <table:table-cell office:value-type="float" office:value="0.315983" calcext:value-type="float">
            <text:p>0.315983</text:p>
          </table:table-cell>
          <table:table-cell office:value-type="float" office:value="0.084907" calcext:value-type="float">
            <text:p>0.084907</text:p>
          </table:table-cell>
          <table:table-cell office:value-type="float" office:value="0.075741" calcext:value-type="float">
            <text:p>0.075741</text:p>
          </table:table-cell>
          <table:table-cell office:value-type="float" office:value="0.479182" calcext:value-type="float">
            <text:p>0.4791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476748" calcext:value-type="float">
            <text:p>0.476748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.477027" calcext:value-type="float">
            <text:p>0.477027</text:p>
          </table:table-cell>
          <table:table-cell office:value-type="float" office:value="0.346578" calcext:value-type="float">
            <text:p>0.34657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076" calcext:value-type="float">
            <text:p>0.06076</text:p>
          </table:table-cell>
          <table:table-cell office:value-type="float" office:value="0.477144" calcext:value-type="float">
            <text:p>0.477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478337" calcext:value-type="float">
            <text:p>0.478337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.478642" calcext:value-type="float">
            <text:p>0.478642</text:p>
          </table:table-cell>
          <table:table-cell office:value-type="float" office:value="0.368081" calcext:value-type="float">
            <text:p>0.368081</text:p>
          </table:table-cell>
          <table:table-cell office:value-type="float" office:value="0.057974" calcext:value-type="float">
            <text:p>0.057974</text:p>
          </table:table-cell>
          <table:table-cell office:value-type="float" office:value="0.051144" calcext:value-type="float">
            <text:p>0.051144</text:p>
          </table:table-cell>
          <table:table-cell office:value-type="float" office:value="0.478746" calcext:value-type="float">
            <text:p>0.4787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78852" calcext:value-type="float">
            <text:p>0.478852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0.47906" calcext:value-type="float">
            <text:p>0.47906</text:p>
          </table:table-cell>
          <table:table-cell office:value-type="float" office:value="0.380914" calcext:value-type="float">
            <text:p>0.380914</text:p>
          </table:table-cell>
          <table:table-cell office:value-type="float" office:value="0.050124" calcext:value-type="float">
            <text:p>0.050124</text:p>
          </table:table-cell>
          <table:table-cell office:value-type="float" office:value="0.044365" calcext:value-type="float">
            <text:p>0.044365</text:p>
          </table:table-cell>
          <table:table-cell office:value-type="float" office:value="0.479181" calcext:value-type="float">
            <text:p>0.4791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7674" calcext:value-type="float">
            <text:p>0.57674</text:p>
          </table:table-cell>
          <table:table-cell office:value-type="float" office:value="0.065782" calcext:value-type="float">
            <text:p>0.065782</text:p>
          </table:table-cell>
          <table:table-cell office:value-type="float" office:value="0.577921" calcext:value-type="float">
            <text:p>0.577921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302413" calcext:value-type="float">
            <text:p>0.302413</text:p>
          </table:table-cell>
          <table:table-cell office:value-type="float" office:value="0.273219" calcext:value-type="float">
            <text:p>0.273219</text:p>
          </table:table-cell>
          <table:table-cell office:value-type="float" office:value="0.578039" calcext:value-type="float">
            <text:p>0.5780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34955" calcext:value-type="float">
            <text:p>0.534955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535598" calcext:value-type="float">
            <text:p>0.535598</text:p>
          </table:table-cell>
          <table:table-cell office:value-type="float" office:value="0.228368" calcext:value-type="float">
            <text:p>0.228368</text:p>
          </table:table-cell>
          <table:table-cell office:value-type="float" office:value="0.160524" calcext:value-type="float">
            <text:p>0.160524</text:p>
          </table:table-cell>
          <table:table-cell office:value-type="float" office:value="0.146173" calcext:value-type="float">
            <text:p>0.146173</text:p>
          </table:table-cell>
          <table:table-cell office:value-type="float" office:value="0.535719" calcext:value-type="float">
            <text:p>0.535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46728" calcext:value-type="float">
            <text:p>0.546728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547178" calcext:value-type="float">
            <text:p>0.547178</text:p>
          </table:table-cell>
          <table:table-cell office:value-type="float" office:value="0.32567" calcext:value-type="float">
            <text:p>0.32567</text:p>
          </table:table-cell>
          <table:table-cell office:value-type="float" office:value="0.116194" calcext:value-type="float">
            <text:p>0.116194</text:p>
          </table:table-cell>
          <table:table-cell office:value-type="float" office:value="0.104401" calcext:value-type="float">
            <text:p>0.104401</text:p>
          </table:table-cell>
          <table:table-cell office:value-type="float" office:value="0.547303" calcext:value-type="float">
            <text:p>0.5473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49595" calcext:value-type="float">
            <text:p>0.549595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549939" calcext:value-type="float">
            <text:p>0.549939</text:p>
          </table:table-cell>
          <table:table-cell office:value-type="float" office:value="0.388511" calcext:value-type="float">
            <text:p>0.388511</text:p>
          </table:table-cell>
          <table:table-cell office:value-type="float" office:value="0.084769" calcext:value-type="float">
            <text:p>0.084769</text:p>
          </table:table-cell>
          <table:table-cell office:value-type="float" office:value="0.075895" calcext:value-type="float">
            <text:p>0.075895</text:p>
          </table:table-cell>
          <table:table-cell office:value-type="float" office:value="0.550044" calcext:value-type="float">
            <text:p>0.5500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44747" calcext:value-type="float">
            <text:p>0.544747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545026" calcext:value-type="float">
            <text:p>0.545026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069129" calcext:value-type="float">
            <text:p>0.069129</text:p>
          </table:table-cell>
          <table:table-cell office:value-type="float" office:value="0.060857" calcext:value-type="float">
            <text:p>0.060857</text:p>
          </table:table-cell>
          <table:table-cell office:value-type="float" office:value="0.545143" calcext:value-type="float">
            <text:p>0.545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47913" calcext:value-type="float">
            <text:p>0.54791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548151" calcext:value-type="float">
            <text:p>0.548151</text:p>
          </table:table-cell>
          <table:table-cell office:value-type="float" office:value="0.435049" calcext:value-type="float">
            <text:p>0.435049</text:p>
          </table:table-cell>
          <table:table-cell office:value-type="float" office:value="0.059229" calcext:value-type="float">
            <text:p>0.059229</text:p>
          </table:table-cell>
          <table:table-cell office:value-type="float" office:value="0.051416" calcext:value-type="float">
            <text:p>0.051416</text:p>
          </table:table-cell>
          <table:table-cell office:value-type="float" office:value="0.54826" calcext:value-type="float">
            <text:p>0.548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606381" calcext:value-type="float">
            <text:p>0.606381</text:p>
          </table:table-cell>
          <table:table-cell office:value-type="float" office:value="0.157781" calcext:value-type="float">
            <text:p>0.157781</text:p>
          </table:table-cell>
          <table:table-cell office:value-type="float" office:value="0.607615" calcext:value-type="float">
            <text:p>0.607615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0.318346" calcext:value-type="float">
            <text:p>0.318346</text:p>
          </table:table-cell>
          <table:table-cell office:value-type="float" office:value="0.287174" calcext:value-type="float">
            <text:p>0.287174</text:p>
          </table:table-cell>
          <table:table-cell office:value-type="float" office:value="0.607736" calcext:value-type="float">
            <text:p>0.607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51485" calcext:value-type="float">
            <text:p>0.451485</text:p>
          </table:table-cell>
          <table:table-cell office:value-type="float" office:value="0.001309" calcext:value-type="float">
            <text:p>0.001309</text:p>
          </table:table-cell>
          <table:table-cell office:value-type="float" office:value="0.452145" calcext:value-type="float">
            <text:p>0.452145</text:p>
          </table:table-cell>
          <table:table-cell office:value-type="float" office:value="0.142307" calcext:value-type="float">
            <text:p>0.142307</text:p>
          </table:table-cell>
          <table:table-cell office:value-type="float" office:value="0.16145" calcext:value-type="float">
            <text:p>0.16145</text:p>
          </table:table-cell>
          <table:table-cell office:value-type="float" office:value="0.146986" calcext:value-type="float">
            <text:p>0.146986</text:p>
          </table:table-cell>
          <table:table-cell office:value-type="float" office:value="0.452264" calcext:value-type="float">
            <text:p>0.452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460739" calcext:value-type="float">
            <text:p>0.46073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61187" calcext:value-type="float">
            <text:p>0.461187</text:p>
          </table:table-cell>
          <table:table-cell office:value-type="float" office:value="0.244982" calcext:value-type="float">
            <text:p>0.244982</text:p>
          </table:table-cell>
          <table:table-cell office:value-type="float" office:value="0.113779" calcext:value-type="float">
            <text:p>0.113779</text:p>
          </table:table-cell>
          <table:table-cell office:value-type="float" office:value="0.101744" calcext:value-type="float">
            <text:p>0.101744</text:p>
          </table:table-cell>
          <table:table-cell office:value-type="float" office:value="0.461303" calcext:value-type="float">
            <text:p>0.4613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444511" calcext:value-type="float">
            <text:p>0.444511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0.444854" calcext:value-type="float">
            <text:p>0.444854</text:p>
          </table:table-cell>
          <table:table-cell office:value-type="float" office:value="0.289417" calcext:value-type="float">
            <text:p>0.289417</text:p>
          </table:table-cell>
          <table:table-cell office:value-type="float" office:value="0.08162" calcext:value-type="float">
            <text:p>0.08162</text:p>
          </table:table-cell>
          <table:table-cell office:value-type="float" office:value="0.073119" calcext:value-type="float">
            <text:p>0.073119</text:p>
          </table:table-cell>
          <table:table-cell office:value-type="float" office:value="0.444959" calcext:value-type="float">
            <text:p>0.4449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26" calcext:value-type="float">
            <text:p>0.45626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456542" calcext:value-type="float">
            <text:p>0.456542</text:p>
          </table:table-cell>
          <table:table-cell office:value-type="float" office:value="0.32555" calcext:value-type="float">
            <text:p>0.32555</text:p>
          </table:table-cell>
          <table:table-cell office:value-type="float" office:value="0.069617" calcext:value-type="float">
            <text:p>0.069617</text:p>
          </table:table-cell>
          <table:table-cell office:value-type="float" office:value="0.060565" calcext:value-type="float">
            <text:p>0.060565</text:p>
          </table:table-cell>
          <table:table-cell office:value-type="float" office:value="0.456654" calcext:value-type="float">
            <text:p>0.456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29323" calcext:value-type="float">
            <text:p>0.629323</text:p>
          </table:table-cell>
          <table:table-cell office:value-type="float" office:value="0.184478" calcext:value-type="float">
            <text:p>0.184478</text:p>
          </table:table-cell>
          <table:table-cell office:value-type="float" office:value="0.630619" calcext:value-type="float">
            <text:p>0.630619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.330161" calcext:value-type="float">
            <text:p>0.330161</text:p>
          </table:table-cell>
          <table:table-cell office:value-type="float" office:value="0.298272" calcext:value-type="float">
            <text:p>0.298272</text:p>
          </table:table-cell>
          <table:table-cell office:value-type="float" office:value="0.630733" calcext:value-type="float">
            <text:p>0.6307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44716" calcext:value-type="float">
            <text:p>0.44716</text:p>
          </table:table-cell>
          <table:table-cell office:value-type="float" office:value="0.001119" calcext:value-type="float">
            <text:p>0.001119</text:p>
          </table:table-cell>
          <table:table-cell office:value-type="float" office:value="0.447821" calcext:value-type="float">
            <text:p>0.447821</text:p>
          </table:table-cell>
          <table:table-cell office:value-type="float" office:value="0.129791" calcext:value-type="float">
            <text:p>0.129791</text:p>
          </table:table-cell>
          <table:table-cell office:value-type="float" office:value="0.166002" calcext:value-type="float">
            <text:p>0.166002</text:p>
          </table:table-cell>
          <table:table-cell office:value-type="float" office:value="0.150947" calcext:value-type="float">
            <text:p>0.150947</text:p>
          </table:table-cell>
          <table:table-cell office:value-type="float" office:value="0.447942" calcext:value-type="float">
            <text:p>0.4479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42827" calcext:value-type="float">
            <text:p>0.442827</text:p>
          </table:table-cell>
          <table:table-cell office:value-type="float" office:value="0.003228" calcext:value-type="float">
            <text:p>0.003228</text:p>
          </table:table-cell>
          <table:table-cell office:value-type="float" office:value="0.443277" calcext:value-type="float">
            <text:p>0.443277</text:p>
          </table:table-cell>
          <table:table-cell office:value-type="float" office:value="0.227088" calcext:value-type="float">
            <text:p>0.227088</text:p>
          </table:table-cell>
          <table:table-cell office:value-type="float" office:value="0.113603" calcext:value-type="float">
            <text:p>0.113603</text:p>
          </table:table-cell>
          <table:table-cell office:value-type="float" office:value="0.101676" calcext:value-type="float">
            <text:p>0.101676</text:p>
          </table:table-cell>
          <table:table-cell office:value-type="float" office:value="0.443383" calcext:value-type="float">
            <text:p>0.4433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21917" calcext:value-type="float">
            <text:p>0.421917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0.422262" calcext:value-type="float">
            <text:p>0.422262</text:p>
          </table:table-cell>
          <table:table-cell office:value-type="float" office:value="0.265332" calcext:value-type="float">
            <text:p>0.265332</text:p>
          </table:table-cell>
          <table:table-cell office:value-type="float" office:value="0.081335" calcext:value-type="float">
            <text:p>0.081335</text:p>
          </table:table-cell>
          <table:table-cell office:value-type="float" office:value="0.072657" calcext:value-type="float">
            <text:p>0.072657</text:p>
          </table:table-cell>
          <table:table-cell office:value-type="float" office:value="0.422384" calcext:value-type="float">
            <text:p>0.4223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629357" calcext:value-type="float">
            <text:p>0.629357</text:p>
          </table:table-cell>
          <table:table-cell office:value-type="float" office:value="0.193451" calcext:value-type="float">
            <text:p>0.193451</text:p>
          </table:table-cell>
          <table:table-cell office:value-type="float" office:value="0.630643" calcext:value-type="float">
            <text:p>0.630643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0.330068" calcext:value-type="float">
            <text:p>0.330068</text:p>
          </table:table-cell>
          <table:table-cell office:value-type="float" office:value="0.298339" calcext:value-type="float">
            <text:p>0.298339</text:p>
          </table:table-cell>
          <table:table-cell office:value-type="float" office:value="0.630754" calcext:value-type="float">
            <text:p>0.6307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434261" calcext:value-type="float">
            <text:p>0.434261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434923" calcext:value-type="float">
            <text:p>0.434923</text:p>
          </table:table-cell>
          <table:table-cell office:value-type="float" office:value="0.117408" calcext:value-type="float">
            <text:p>0.117408</text:p>
          </table:table-cell>
          <table:table-cell office:value-type="float" office:value="0.165664" calcext:value-type="float">
            <text:p>0.165664</text:p>
          </table:table-cell>
          <table:table-cell office:value-type="float" office:value="0.150971" calcext:value-type="float">
            <text:p>0.150971</text:p>
          </table:table-cell>
          <table:table-cell office:value-type="float" office:value="0.435032" calcext:value-type="float">
            <text:p>0.435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3711" calcext:value-type="float">
            <text:p>0.433711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434161" calcext:value-type="float">
            <text:p>0.434161</text:p>
          </table:table-cell>
          <table:table-cell office:value-type="float" office:value="0.217529" calcext:value-type="float">
            <text:p>0.217529</text:p>
          </table:table-cell>
          <table:table-cell office:value-type="float" office:value="0.113382" calcext:value-type="float">
            <text:p>0.113382</text:p>
          </table:table-cell>
          <table:table-cell office:value-type="float" office:value="0.101442" calcext:value-type="float">
            <text:p>0.101442</text:p>
          </table:table-cell>
          <table:table-cell office:value-type="float" office:value="0.434275" calcext:value-type="float">
            <text:p>0.434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629368" calcext:value-type="float">
            <text:p>0.629368</text:p>
          </table:table-cell>
          <table:table-cell office:value-type="float" office:value="0.280703" calcext:value-type="float">
            <text:p>0.280703</text:p>
          </table:table-cell>
          <table:table-cell office:value-type="float" office:value="0.630661" calcext:value-type="float">
            <text:p>0.630661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330326" calcext:value-type="float">
            <text:p>0.330326</text:p>
          </table:table-cell>
          <table:table-cell office:value-type="float" office:value="0.298233" calcext:value-type="float">
            <text:p>0.298233</text:p>
          </table:table-cell>
          <table:table-cell office:value-type="float" office:value="0.630781" calcext:value-type="float">
            <text:p>0.6307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0197" calcext:value-type="float">
            <text:p>0.350197</text:p>
          </table:table-cell>
          <table:table-cell office:value-type="float" office:value="0.002927" calcext:value-type="float">
            <text:p>0.002927</text:p>
          </table:table-cell>
          <table:table-cell office:value-type="float" office:value="0.350861" calcext:value-type="float">
            <text:p>0.350861</text:p>
          </table:table-cell>
          <table:table-cell office:value-type="float" office:value="0.032419" calcext:value-type="float">
            <text:p>0.032419</text:p>
          </table:table-cell>
          <table:table-cell office:value-type="float" office:value="0.16561" calcext:value-type="float">
            <text:p>0.16561</text:p>
          </table:table-cell>
          <table:table-cell office:value-type="float" office:value="0.150359" calcext:value-type="float">
            <text:p>0.150359</text:p>
          </table:table-cell>
          <table:table-cell office:value-type="float" office:value="0.350983" calcext:value-type="float">
            <text:p>0.3509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617069" calcext:value-type="float">
            <text:p>0.617069</text:p>
          </table:table-cell>
          <table:table-cell office:value-type="float" office:value="0.20617" calcext:value-type="float">
            <text:p>0.20617</text:p>
          </table:table-cell>
          <table:table-cell office:value-type="float" office:value="0.618366" calcext:value-type="float">
            <text:p>0.618366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0.322928" calcext:value-type="float">
            <text:p>0.322928</text:p>
          </table:table-cell>
          <table:table-cell office:value-type="float" office:value="0.292786" calcext:value-type="float">
            <text:p>0.292786</text:p>
          </table:table-cell>
          <table:table-cell office:value-type="float" office:value="0.618486" calcext:value-type="float">
            <text:p>0.618486</text:p>
          </table:table-cell>
        </table:table-row>
      </table:table>
      <table:named-expressions/>
      <table:database-ranges>
        <table:database-range table:name="__Anonymous_Sheet_DB__1" table:target-range-address="performance_result.A2:performance_result.J121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22:47:29.197911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21:18:36.816981230</meta:creation-date>
    <dc:title>SveinGunnar</dc:title>
    <meta:editing-duration>PT13M3S</meta:editing-duration>
    <meta:editing-cycles>4</meta:editing-cycles>
    <meta:generator>LibreOffice/6.3.4.2.0$Linux_X86_64 LibreOffice_project/30$Build-2</meta:generator>
    <dc:date>2020-03-03T22:50:19.030862304</dc:date>
    <meta:print-date>2020-03-03T22:50:12.554418777</meta:print-date>
    <meta:document-statistic meta:table-count="2" meta:cell-count="1268" meta:object-count="0"/>
    <meta:template xlink:type="simple" xlink:actuate="onRequest" xlink:title="SveinGunnar" xlink:href="../../../../../Templates/SveinGunnar.ots" meta:date="2020-03-03T21:18:36.383631755"/>
  </office:meta>
</office:document-meta>
</file>